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a5e10" officeooo:paragraph-rsid="001a5e10"/>
    </style:style>
    <style:style style:name="P2" style:family="paragraph" style:parent-style-name="Text_20_body">
      <style:text-properties officeooo:rsid="001e678e" officeooo:paragraph-rsid="001e71ba"/>
    </style:style>
    <style:style style:name="P3" style:family="paragraph" style:parent-style-name="Text_20_body">
      <style:text-properties officeooo:rsid="001e71ba" officeooo:paragraph-rsid="001e71ba"/>
    </style:style>
    <style:style style:name="P4" style:family="paragraph" style:parent-style-name="Text_20_body">
      <style:text-properties officeooo:rsid="00202883" officeooo:paragraph-rsid="00202883"/>
    </style:style>
    <style:style style:name="P5" style:family="paragraph" style:parent-style-name="Title">
      <style:text-properties officeooo:rsid="001a5e10" officeooo:paragraph-rsid="001a5e10"/>
    </style:style>
    <style:style style:name="P6" style:family="paragraph" style:parent-style-name="Heading_20_1">
      <style:text-properties officeooo:rsid="001a5e10" officeooo:paragraph-rsid="001a5e10"/>
    </style:style>
    <style:style style:name="P7" style:family="paragraph" style:parent-style-name="Heading_20_1">
      <style:text-properties officeooo:rsid="001e71ba" officeooo:paragraph-rsid="001a5e10"/>
    </style:style>
    <style:style style:name="P8" style:family="paragraph" style:parent-style-name="Heading_20_2">
      <style:text-properties officeooo:rsid="001e71ba" officeooo:paragraph-rsid="001e71ba"/>
    </style:style>
    <style:style style:name="P9" style:family="paragraph" style:parent-style-name="Heading_20_2">
      <style:text-properties officeooo:rsid="00202883" officeooo:paragraph-rsid="00202883"/>
    </style:style>
    <style:style style:name="P10" style:family="paragraph" style:parent-style-name="Heading_20_2">
      <style:text-properties officeooo:rsid="001cfe06" officeooo:paragraph-rsid="001a5e10"/>
    </style:style>
    <style:style style:name="P11" style:family="paragraph" style:parent-style-name="Heading_20_3">
      <style:text-properties officeooo:rsid="001e71ba" officeooo:paragraph-rsid="001e71ba"/>
    </style:style>
    <style:style style:name="P12" style:family="paragraph" style:parent-style-name="Heading_20_3">
      <style:text-properties officeooo:rsid="00202883" officeooo:paragraph-rsid="00202883"/>
    </style:style>
    <style:style style:name="T1" style:family="text">
      <style:text-properties officeooo:rsid="001e71ba"/>
    </style:style>
    <style:style style:name="T2" style:family="text">
      <style:text-properties officeooo:rsid="0022cf3d"/>
    </style:style>
    <style:style style:name="T3" style:family="text">
      <style:text-properties officeooo:rsid="0023427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Kauppalista – dokumentaatio</text:p>
      <text:p text:style-name="P1"/>
      <text:h text:style-name="P7" text:outline-level="1">1. Johdanto</text:h>
      <text:h text:style-name="P8" text:outline-level="2">1.1. Järjestelmän tarkoitus</text:h>
      <text:p text:style-name="P3">Järjestelmän tarkoitus on auttaa yksityishenkilöiden kauppamatkojen suunnittelua ja toteutusta.</text:p>
      <text:h text:style-name="P8" text:outline-level="2">1.2. Järjestelmän kuvaus</text:h>
      <text:p text:style-name="P1"><text:bookmark-start text:name="__DdeLink__88_1471693449"/>Kauppalista on tietokantasovellus, joka toimii virtuaalisena muistilistana kauppaostoksista. Yksineläjille sen päätoimintona on nimenomaan toimia mukaan otettavana listana ostoksista. Useamman hengen ruokakunnille ruokalista tarjoaa yhteistoimint<text:span text:style-name="T3">a</text:span>mahdollisuuksia, <text:span text:style-name="T2">kuten yhteistyössä koottavat ostoslistat,</text:span> <text:s/>tarpeiden hankinnan hajauttamisen <text:span text:style-name="T2">ja</text:span> kulujen kirjanpi<text:span text:style-name="T2">don</text:span>.<text:bookmark-end text:name="__DdeLink__88_1471693449"/></text:p>
      <text:h text:style-name="P8" text:outline-level="2">1.3. Toteutusympäristö</text:h>
      <text:p text:style-name="P2">Ohjelmointikielenä Kauppalistassa käytetään PHP:a. Tietokantana toimii MySQL-tietokanta. <text:span text:style-name="T1">Sivuston ulkoasun toteutukseen käytetään CSS:ä SASS-esikäsittelijän kautta.</text:span></text:p>
      <text:p text:style-name="P2"><text:span text:style-name="T1">Työ löytyy osoitteesta </text:span><text:a xlink:type="simple" xlink:href="http://tsoha.elmnainen.fi/"><text:span text:style-name="T1">http://tsoha.elmnainen.fi</text:span></text:a><text:span text:style-name="T1">. </text:span></text:p>
      <text:h text:style-name="P8" text:outline-level="2">1.4. Riippuvuudet</text:h>
      <text:h text:style-name="P11" text:outline-level="3">1.4.1. Palvelin</text:h>
      <text:p text:style-name="P3">Palvelimen tulee tukea PHP:a sekä sen PDO-kirjastoa.</text:p>
      <text:h text:style-name="Heading_20_3" text:outline-level="3">1.4.2. <text:span text:style-name="T1">Käyttäjän selain</text:span></text:h>
      <text:p text:style-name="P3">Käyttäjän selaimen tulee lukea standardia HTML5:ä sekä CSS:ää.</text:p>
      <text:h text:style-name="P11" text:outline-level="3">1.4.3. Tietokanta</text:h>
      <text:p text:style-name="P3">Järjestelmä olettaa käyttävänsä MySQL-tietokantaa.</text:p>
      <text:h text:style-name="P6" text:outline-level="1"><text:span text:style-name="T1">2. </text:span>Käyttötapaukset</text:h>
      <text:h text:style-name="P9" text:outline-level="2">2.1. Käyttäjäryhmät</text:h>
      <text:h text:style-name="P12" text:outline-level="3">2.1.1. Anonyymi</text:h>
      <text:p text:style-name="P4">Anonyymi on käyttäjä, joka ei ole kirjautunut järjestelmään</text:p>
      <text:h text:style-name="P12" text:outline-level="3"><text:soft-page-break/>2.1.2. Kauppalainen</text:h>
      <text:p text:style-name="P4">Kauppalainen on rekisteröityntyt ja sisäänkirjautunut käyttäjä. Myös Listamestari ja Listakollabori kuuluvat tähän ryhmään.</text:p>
      <text:h text:style-name="P12" text:outline-level="3">2.1.3. Listamestari</text:h>
      <text:p text:style-name="P4">Listamestari on Kauppalainen, joka on perustanut oman Kauppalistaan.</text:p>
      <text:h text:style-name="P12" text:outline-level="3">2.1.4. Listakollabori</text:h>
      <text:p text:style-name="P4">Listakollabori on Kauppalainen, jolle on myönnetty yhteistyöoikeus jonkin Listamestarin Kauppalistaan.</text:p>
      <text:p text:style-name="P4"/>
      <text:p text:style-name="P4"/>
      <text:p text:style-name="P4"/>
      <text:p text:style-name="P4"/>
      <text:p text:style-name="P4"/>
      <text:h text:style-name="Heading_20_3" text:outline-level="3"/>
      <text:h text:style-name="P10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4T15:38:23.515846919</meta:creation-date>
    <dc:date>2014-09-05T15:23:19.595430551</dc:date>
    <meta:editing-duration>PT1H15M9S</meta:editing-duration>
    <meta:editing-cycles>7</meta:editing-cycles>
    <meta:generator>LibreOffice/4.2.6.3$Linux_X86_64 LibreOffice_project/420m0$Build-3</meta:generator>
    <meta:document-statistic meta:table-count="0" meta:image-count="0" meta:object-count="0" meta:page-count="2" meta:paragraph-count="26" meta:word-count="153" meta:character-count="1483" meta:non-whitespace-character-count="1483"/>
  </office:meta>
</office:document-meta>
</file>